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027ed8" officeooo:paragraph-rsid="00027ed8"/>
    </style:style>
    <style:style style:name="P2" style:family="paragraph" style:parent-style-name="Standard">
      <style:paragraph-properties fo:text-align="start" style:justify-single-word="false"/>
      <style:text-properties officeooo:rsid="00027ed8" officeooo:paragraph-rsid="00027ed8"/>
    </style:style>
    <style:style style:name="P3" style:family="paragraph" style:parent-style-name="Standard" style:list-style-name="L1">
      <style:paragraph-properties fo:text-align="start" style:justify-single-word="false"/>
      <style:text-properties officeooo:rsid="00027ed8" officeooo:paragraph-rsid="00027ed8"/>
    </style:style>
    <style:style style:name="P4" style:family="paragraph" style:parent-style-name="Standard" style:list-style-name="L2">
      <style:paragraph-properties fo:text-align="start" style:justify-single-word="false"/>
      <style:text-properties officeooo:rsid="00027ed8" officeooo:paragraph-rsid="0002865a"/>
    </style:style>
    <style:style style:name="P5" style:family="paragraph" style:parent-style-name="Standard">
      <style:paragraph-properties fo:text-align="start" style:justify-single-word="false"/>
      <style:text-properties officeooo:rsid="00027ed8" officeooo:paragraph-rsid="0002865a"/>
    </style:style>
    <style:style style:name="P6" style:family="paragraph" style:parent-style-name="Standard">
      <style:paragraph-properties fo:text-align="start" style:justify-single-word="false"/>
      <style:text-properties officeooo:rsid="00027ed8" officeooo:paragraph-rsid="0008f5c4"/>
    </style:style>
    <style:style style:name="P7" style:family="paragraph" style:parent-style-name="Standard">
      <style:paragraph-properties fo:text-align="center" style:justify-single-word="false"/>
      <style:text-properties officeooo:rsid="00027ed8" officeooo:paragraph-rsid="00027ed8"/>
    </style:style>
    <style:style style:name="P8" style:family="paragraph" style:parent-style-name="Standard" style:list-style-name="L2">
      <style:paragraph-properties fo:text-align="start" style:justify-single-word="false"/>
      <style:text-properties officeooo:paragraph-rsid="0002865a"/>
    </style:style>
    <style:style style:name="P9" style:family="paragraph" style:parent-style-name="Standard" style:list-style-name="L2">
      <style:paragraph-properties fo:text-align="start" style:justify-single-word="false"/>
      <style:text-properties officeooo:rsid="0002865a" officeooo:paragraph-rsid="0002865a"/>
    </style:style>
    <style:style style:name="P10" style:family="paragraph" style:parent-style-name="Standard">
      <style:paragraph-properties fo:text-align="start" style:justify-single-word="false"/>
      <style:text-properties officeooo:rsid="0002865a" officeooo:paragraph-rsid="0002865a"/>
    </style:style>
    <style:style style:name="P11" style:family="paragraph" style:parent-style-name="Standard" style:list-style-name="L3">
      <style:paragraph-properties fo:text-align="start" style:justify-single-word="false"/>
      <style:text-properties officeooo:rsid="0002865a" officeooo:paragraph-rsid="0002865a"/>
    </style:style>
    <style:style style:name="P12" style:family="paragraph" style:parent-style-name="Standard">
      <style:paragraph-properties fo:text-align="start" style:justify-single-word="false"/>
      <style:text-properties officeooo:rsid="0002865a" officeooo:paragraph-rsid="00046003"/>
    </style:style>
    <style:style style:name="P13" style:family="paragraph" style:parent-style-name="Standard">
      <style:paragraph-properties fo:text-align="start" style:justify-single-word="false"/>
      <style:text-properties officeooo:rsid="0002865a" officeooo:paragraph-rsid="00065704"/>
    </style:style>
    <style:style style:name="P14" style:family="paragraph" style:parent-style-name="Standard">
      <style:paragraph-properties fo:text-align="start" style:justify-single-word="false"/>
      <style:text-properties officeooo:rsid="00065704" officeooo:paragraph-rsid="00065704"/>
    </style:style>
    <style:style style:name="P15" style:family="paragraph" style:parent-style-name="Standard">
      <style:paragraph-properties fo:text-align="start" style:justify-single-word="false"/>
      <style:text-properties officeooo:rsid="000771d6" officeooo:paragraph-rsid="000771d6"/>
    </style:style>
    <style:style style:name="P16" style:family="paragraph" style:parent-style-name="Standard">
      <style:paragraph-properties fo:text-align="start" style:justify-single-word="false"/>
      <style:text-properties officeooo:rsid="000771d6" officeooo:paragraph-rsid="0007ebc0"/>
    </style:style>
    <style:style style:name="P17" style:family="paragraph" style:parent-style-name="Standard">
      <style:paragraph-properties fo:text-align="start" style:justify-single-word="false"/>
      <style:text-properties officeooo:rsid="0007ebc0" officeooo:paragraph-rsid="0007ebc0"/>
    </style:style>
    <style:style style:name="P18" style:family="paragraph" style:parent-style-name="Standard">
      <style:paragraph-properties fo:text-align="start" style:justify-single-word="false"/>
      <style:text-properties officeooo:rsid="0008f5c4" officeooo:paragraph-rsid="0008f5c4"/>
    </style:style>
    <style:style style:name="P19" style:family="paragraph" style:parent-style-name="Standard">
      <style:paragraph-properties fo:text-align="start" style:justify-single-word="false"/>
      <style:text-properties officeooo:rsid="00096a0f" officeooo:paragraph-rsid="00096a0f"/>
    </style:style>
    <style:style style:name="T1" style:family="text">
      <style:text-properties officeooo:rsid="0002865a"/>
    </style:style>
    <style:style style:name="T2" style:family="text">
      <style:text-properties officeooo:rsid="00065704"/>
    </style:style>
    <style:style style:name="T3" style:family="text">
      <style:text-properties officeooo:rsid="0007ebc0"/>
    </style:style>
    <style:style style:name="T4" style:family="text">
      <style:text-properties officeooo:rsid="0008f5c4"/>
    </style:style>
    <style:style style:name="T5" style:family="text">
      <style:text-properties officeooo:rsid="00096a0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rocław, 12.05.2019</text:p>
      <text:p text:style-name="P2">Vladimir Zaigrajew, 241368</text:p>
      <text:p text:style-name="P2">Pon-P-9:15</text:p>
      <text:p text:style-name="P1">prowadzący: Aleksandra Postawka</text:p>
      <text:p text:style-name="P7"/>
      <text:p text:style-name="P7">Laboratorium Architektury Komputerów</text:p>
      <text:p text:style-name="P7">(0) Podstawy uruchamiania programów asemblerowych  </text:p>
      <text:p text:style-name="P7">na platformie Linux/x86</text:p>
      <text:p text:style-name="P7"/>
      <text:list xml:id="list3703807143" text:style-name="L1">
        <text:list-item>
          <text:p text:style-name="P3">Treść ćwiczenia</text:p>
        </text:list-item>
      </text:list>
      <text:p text:style-name="P2"/>
      <text:list xml:id="list62225611" text:style-name="L2">
        <text:list-item>
          <text:p text:style-name="P9">Zakres I program ćwiczenia</text:p>
          <text:p text:style-name="P8"/>
          <text:p text:style-name="P8"><text:span text:style-name="T1">Celem ćwiczenia było zapoznanie się z technikami tworzenia i uruchamiania progra-</text:span></text:p>
          <text:p text:style-name="P4">mów napisanych w języku asemblera na platformie Linux/x86. Zgodnie z przekazanymi</text:p>
          <text:p text:style-name="P4">wymaganiami w ramach ćwiczenia mieliśmy zapoznać się z następującymi zagadnieniami:</text:p>
          <text:p text:style-name="P4">- poruszanie się po systemie linux przy pomocy konsoli</text:p>
          <text:p text:style-name="P4">- tworzenie plików źródłowych dla asemblera .s oraz tworzenie programów wynikowyc</text:p>
          <text:p text:style-name="P4">- uruchamianie programu pod kontrolą debugger’a gdb</text:p>
        </text:list-item>
      </text:list>
      <text:p text:style-name="P5"/>
      <text:list xml:id="list230440264116271" text:continue-numbering="true" text:style-name="L2">
        <text:list-item>
          <text:p text:style-name="P9">Zrealizowane zadania</text:p>
        </text:list-item>
      </text:list>
      <text:p text:style-name="P10"/>
      <text:p text:style-name="P10">Utworzenie programu używającego wy/we który przy podanych wartościach liczbowych wyznacza największy wspólny dzielnik.</text:p>
      <text:p text:style-name="P10"/>
      <text:p text:style-name="P10">Utworzenie programu który konwertuje podaną liczbę z systemu dwójkowego na system dziesiątkowy I go wypisuje</text:p>
      <text:p text:style-name="P10"/>
      <text:p text:style-name="P10">Sprawdzenie działalności oby dwóch programów w debagerze gdb</text:p>
      <text:p text:style-name="P10"/>
      <text:list xml:id="list230440817793823" text:continue-list="list3703807143" text:style-name="L1">
        <text:list-item>
          <text:p text:style-name="P3">Przebieg ćwiczenia</text:p>
        </text:list-item>
      </text:list>
      <text:p text:style-name="P2"/>
      <text:list xml:id="list2995676038" text:style-name="L3">
        <text:list-item>
          <text:p text:style-name="P11">Uruchomienie programu</text:p>
        </text:list-item>
      </text:list>
      <text:p text:style-name="P10"/>
      <text:p text:style-name="P12">Plik zawierający tekst źródłowy programu jest argumentem kompilatora s. Skompilowany plik wynikowy asemblera jest argumentem konsolidatora ld. Stosownie do potrzeb należy użyć opcji asemblera i konsolidatora. W razie sygnalizacji błędu, należy wrócić do edycji i powtórzyć kompilację. Proces tworzenia programu można także uruchomić  za pomocą  komendy make z parametrem odwołującej się do tekstowego pliku sterującego „makefile”. Plik sterujący makefile jest argumentem programu make sterującego procesem kompilacji. Jego podstawowa zawartość dla zadania w środowisku 64-bitowym jest następująca: </text:p>
      <text:p text:style-name="P12"># reguła linkowania </text:p>
      <text:p text:style-name="P12"><text:span text:style-name="T2">zad1</text:span>: <text:span text:style-name="T2">zad1</text:span>.o #</text:p>
      <text:p text:style-name="P12"><text:s/>ld -o <text:span text:style-name="T2">zad1</text:span> <text:span text:style-name="T2">zad1</text:span>.o # wersja podstawowa polecenia </text:p>
      <text:p text:style-name="P13"># reguła kompilacji </text:p>
      <text:p text:style-name="P13"><text:span text:style-name="T2">zad1</text:span>.o: <text:span text:style-name="T2">zad1</text:span>.s # </text:p>
      <text:p text:style-name="P13">as -o <text:span text:style-name="T2">zad1</text:span>.o <text:span text:style-name="T2">zad1</text:span>.s # wersja podstawowa polecenia </text:p>
      <text:p text:style-name="P13">W celu ułatwienia korzystania z debugera należy wskazać opcję „-g” asemblera as, która generuje tablice powiązań symboli (nazw i etykiet) z kodami wynikowymi. Kompilację połączoną z konsolidacją realizuje kompilator gcc: </text:p>
      <text:p text:style-name="P13">gcc -g -o <text:span text:style-name="T2">zad1</text:span> <text:span text:style-name="T2">zad1</text:span>.s # kompilacja z konsolidacją </text:p>
      <text:p text:style-name="P14">Analogicznie dla drugie programu zad2</text:p>
      <text:p text:style-name="P13"><text:soft-page-break/></text:p>
      <text:list xml:id="list230440372523888" text:continue-numbering="true" text:style-name="L3">
        <text:list-item>
          <text:p text:style-name="P11">Konstrukcja pliku źródłowego</text:p>
        </text:list-item>
      </text:list>
      <text:p text:style-name="P10"/>
      <text:p text:style-name="P10">Plik źródłowy zawiera definicje nazw symbolicznych, deklaracje zmiennych i buforów oraz opis algorytmu w składni i mnemonice asemblera AT&amp;T. Nazwy symboliczne istotnie poprawiają czytelność algorytmu, ich użycie ułatwia także dokonywanie modyfikacji parametrów programu. </text:p>
      <text:p text:style-name="P10"/>
      <text:p text:style-name="P10">.data #sekcja inicjalizująca dane</text:p>
      <text:p text:style-name="P10">SYSWRITE = 1 # numery funkcji systemowych</text:p>
      <text:p text:style-name="P10">SYSEXIT = 60 </text:p>
      <text:p text:style-name="P10">STDOUT = 1</text:p>
      <text:p text:style-name="P10">EXIT_SUCCESS = 0</text:p>
      <text:p text:style-name="P10"/>
      <text:p text:style-name="P14">Sekcja dane zawiera deklaracje zmiennych </text:p>
      <text:p text:style-name="P14"/>
      <text:p text:style-name="P14">FIRST = 81 # wartości zmiennych użytych w kodzie</text:p>
      <text:p text:style-name="P14">SECOND = 45</text:p>
      <text:p text:style-name="P14"/>
      <text:p text:style-name="P14">Sekcja programu zawiera zapis algorytmu. </text:p>
      <text:p text:style-name="P14"/>
      <text:p text:style-name="P14">.text #sekcja kodu</text:p>
      <text:p text:style-name="P14">.global _start # zmienna globalna</text:p>
      <text:p text:style-name="P14">_start: # miejsce rozpoczęcia programu</text:p>
      <text:p text:style-name="P14">nop</text:p>
      <text:p text:style-name="P14"/>
      <text:p text:style-name="P14">Dyrektywa .global wskazuje symbol udostępniany do użycia przez program ładujący ld. Wskazanie etykiety startowej (lokalizacji pierwszej instrukcji do wykonania po załadowaniu programu) jest obowiązkowe. </text:p>
      <text:p text:style-name="P14"/>
      <text:p text:style-name="P14">movq $FIRST, %rax # przenosimy zmienne do rejestrów </text:p>
      <text:p text:style-name="P14">movq $SECOND, %rbx # rejestr rax będzie zawierać liczbe dzieloną a rbx dzielnik</text:p>
      <text:p text:style-name="P14"/>
      <text:p text:style-name="P14"/>
      <text:p text:style-name="P14">euklides: # etykieta kodu euklidesa</text:p>
      <text:p text:style-name="P14">movq $0, %rdx </text:p>
      <text:p text:style-name="P14">cmp %rax, %rbx # porównanie rejestru rax i rbx</text:p>
      <text:p text:style-name="P14">jne dzielenie # jęsli rejestry nie są równe przeskakujemy do etykiety dzielenie</text:p>
      <text:p text:style-name="P14">jmp koniec # jeśli nie przeskoczyliśmy do dzielenia to przeskakujemy do etykiety koniec</text:p>
      <text:p text:style-name="P14">dzielenie: # etykieta dzielenia</text:p>
      <text:p text:style-name="P14">div %rbx # dzielimy rejestr rbx przez rax</text:p>
      <text:p text:style-name="P14"/>
      <text:p text:style-name="P15">Funkcja div dzieli podany rejestr z liczbą w rejestrze rax. Wynik jest zapisany w rax a reszta z dzielenia w rdx</text:p>
      <text:p text:style-name="P14"/>
      <text:p text:style-name="P14">movq %rbx, %rax </text:p>
      <text:p text:style-name="P14">movq %rdx, %rbx</text:p>
      <text:p text:style-name="P14">cmp $0, %rbx # sprawdzamy czy reszta jest równa zero</text:p>
      <text:p text:style-name="P14">jne euklides # jeśli nie jest równa to powtarzamy działanie wracając do etykiety eukliedes</text:p>
      <text:p text:style-name="P14">movq %rax, %rbx</text:p>
      <text:p text:style-name="P14">jmp koniec</text:p>
      <text:p text:style-name="P14">koniec: # eykieta końca</text:p>
      <text:p text:style-name="P14"/>
      <text:p text:style-name="P14"><text:soft-page-break/>movq $SYSWRITE, %rax # wypisanie wartości wynikowej poprzez wyprowadzenie zawartości bufora na wyjście <text:s/></text:p>
      <text:p text:style-name="P14">movq $STDOUT, %rdi</text:p>
      <text:p text:style-name="P14">movq %rbx, %rsi</text:p>
      <text:p text:style-name="P14">syscall</text:p>
      <text:p text:style-name="P14"/>
      <text:p text:style-name="P14">movq $SYSEXIT, %rax # restart – zakończenie programu</text:p>
      <text:p text:style-name="P14">movq $EXIT_SUCCESS, %rdi</text:p>
      <text:p text:style-name="P14">syscall</text:p>
      <text:p text:style-name="P14"/>
      <text:p text:style-name="P15">Drugi program </text:p>
      <text:p text:style-name="P15"/>
      <text:p text:style-name="P15">.data</text:p>
      <text:p text:style-name="P15">SYSREAD = 0</text:p>
      <text:p text:style-name="P15">SYSWRITE = 1</text:p>
      <text:p text:style-name="P15">SYSEXIT = 60</text:p>
      <text:p text:style-name="P15">STDOUT = 1</text:p>
      <text:p text:style-name="P15">STDIN = 0</text:p>
      <text:p text:style-name="P15">STDER = 2</text:p>
      <text:p text:style-name="P15">EXIT_SUCCESS = 0</text:p>
      <text:p text:style-name="P15">BUFLEN = 512</text:p>
      <text:p text:style-name="P15"/>
      <text:p text:style-name="P15">ERR_MSG: .ascii "Wprowadzona liczba jest niepoprawna!\n" # error message</text:p>
      <text:p text:style-name="P15">ER_LEN= .- ERR_MSG</text:p>
      <text:p text:style-name="P15"/>
      <text:p text:style-name="P19">Podczas pobieranie wartości podanej przez użytkowanika wpierw trzeba zainicjalizować przestrzeń w pamięci gdzie otrzymany string ma być zapisany.</text:p>
      <text:p text:style-name="P15"/>
      <text:p text:style-name="P15">.bss # sekcja generowanie przestrzeni w pamięci</text:p>
      <text:p text:style-name="P15">.comm textin, 512 # generacja przestrzeni dla <text:span text:style-name="T5">tekstu wejściowego orazy wyjsciowego</text:span></text:p>
      <text:p text:style-name="P15">.comm textout, 512</text:p>
      <text:p text:style-name="P15"/>
      <text:p text:style-name="P15">.text</text:p>
      <text:p text:style-name="P15">.global _start</text:p>
      <text:p text:style-name="P15">_start:</text:p>
      <text:p text:style-name="P15">nop</text:p>
      <text:p text:style-name="P15"/>
      <text:p text:style-name="P15">movq $SYSREAD, %rax # wczytanie dany z buffora do zmiennej textin</text:p>
      <text:p text:style-name="P15">movq $STDIN, %rdi</text:p>
      <text:p text:style-name="P15">movq $textin, %rsi</text:p>
      <text:p text:style-name="P15">movq $BUFLEN, %rdx</text:p>
      <text:p text:style-name="P15">syscall</text:p>
      <text:p text:style-name="P15"/>
      <text:p text:style-name="P15">dec %rax # dekrementacja rax</text:p>
      <text:p text:style-name="P15">movq %rax, %r8 # przechowywanie w rejestrze r8 wartości '\n'</text:p>
      <text:p text:style-name="P15">inc %rax </text:p>
      <text:p text:style-name="P15">movq $0, %rcx</text:p>
      <text:p text:style-name="P15">movq $3, %rbp</text:p>
      <text:p text:style-name="P15">movq %rax, %rsp</text:p>
      <text:p text:style-name="P15">movq $0, %rax</text:p>
      <text:p text:style-name="P15"/>
      <text:p text:style-name="P15"/>
      <text:p text:style-name="P15"><text:soft-page-break/>dekodowanie_do_liczby_dziesiętnej: #etykieta dekodowanie do liczby dziesiętnej</text:p>
      <text:p text:style-name="P15"><text:tab/>movb textin(, %rcx, 1), %bl # pobieramy po koleji bajt z textin do rejestru bl </text:p>
      <text:p text:style-name="P15"><text:tab/>cmp $'0', %bl # sprawdzamy czy wartośc nie wychodzi poza &lt;0,2&gt;</text:p>
      <text:p text:style-name="P15"><text:tab/>jl blad # jeśli wychodzi przechodzimy do etykiety blad</text:p>
      <text:p text:style-name="P15"><text:tab/>cmp $'2', %bl</text:p>
      <text:p text:style-name="P15"><text:tab/>jg blad</text:p>
      <text:p text:style-name="P15"><text:tab/>sub $'0', %bl <text:span text:style-name="T3"># zamiana ascii na liczbe</text:span></text:p>
      <text:p text:style-name="P15"/>
      <text:p text:style-name="P17">Przy odejmowaniu ‘0’ od litery ascii zamieniamy ją na liczbę już nie w formacie ascii.</text:p>
      <text:p text:style-name="P15"/>
      <text:p text:style-name="P15"><text:tab/>mul %rbp # mnożymy rejestr rbp z rax</text:p>
      <text:p text:style-name="P15"/>
      <text:p text:style-name="P16">Funkcja <text:span text:style-name="T3">mul</text:span> <text:span text:style-name="T3">mnoży</text:span> podany rejestr z liczbą w rejestrze rax. <text:span text:style-name="T4">Pierwsze 64 bity wyniku są</text:span> <text:s/>zapisan<text:span text:style-name="T4">e</text:span> w rax a reszta w rdx</text:p>
      <text:p text:style-name="P17"/>
      <text:p text:style-name="P15"><text:tab/>add %bl, %al #dodajemy do rejestr al(rax) rejestr bl</text:p>
      <text:p text:style-name="P15"><text:tab/>inc %rcx</text:p>
      <text:p text:style-name="P16"><text:tab/>cmp %r8, %rcx # sprawdzamy czy wartość którą będziemy teraz sprawdzać nie jest już </text:p>
      <text:p text:style-name="P16"><text:span text:style-name="T3"><text:tab/># </text:span>końcem stringu</text:p>
      <text:p text:style-name="P15"><text:tab/>jl dekodowanie_do_liczby_dziesiętnej # jeśli tak nie jest wracamy do dekodowania</text:p>
      <text:p text:style-name="P16"><text:tab/>movq $0, %rcx # przygotowujemy wszystko do przedokodowania do systemu </text:p>
      <text:p text:style-name="P16"><text:span text:style-name="T3"><text:tab/># </text:span>siódemkowego</text:p>
      <text:p text:style-name="P15"><text:tab/>movq $7, %rbp</text:p>
      <text:p text:style-name="P15"><text:tab/>jmp dekodowanie_do_liczby_siodemkowej # przechodzimy do etykiety dekodowania do <text:tab/><text:span text:style-name="T3"># </text:span>liczby siódemkowej </text:p>
      <text:p text:style-name="P15"/>
      <text:p text:style-name="P15">dekodowanie_do_liczby_siodemkowej:</text:p>
      <text:p text:style-name="P15"><text:tab/>cmp $0, %rax #sprawdzamy czy liczba która mamy nie wynosi zero </text:p>
      <text:p text:style-name="P15"><text:tab/>je koniec #wtedy kończymy program</text:p>
      <text:p text:style-name="P15"><text:tab/>movq $0, %rdx <text:s/># czyścimy rdx</text:p>
      <text:p text:style-name="P15"><text:tab/>div %rbp # dzielimy rax przez wartość 7</text:p>
      <text:p text:style-name="P15"><text:tab/>movb %dl, %bl # przenosimy reszte z dzielenia do rejestru bl </text:p>
      <text:p text:style-name="P15"><text:tab/>add $'0', %bl # zamian liczby na ascii</text:p>
      <text:p text:style-name="P15"><text:tab/>movb %bl, textout(, %rcx, 1) # przenosimy reszte do buffora do buffora textout</text:p>
      <text:p text:style-name="P15"><text:tab/>inc %rcx</text:p>
      <text:p text:style-name="P15"><text:tab/>jmp dekodowanie_do_liczby_siodemkowej # powtarzamy działanie</text:p>
      <text:p text:style-name="P15"/>
      <text:p text:style-name="P15">blad: # etykieta wypisania do buffora wyjściowego wartości ERR_MSG</text:p>
      <text:p text:style-name="P15"><text:tab/>movq $SYSWRITE, %rax</text:p>
      <text:p text:style-name="P15"><text:tab/>movq $STDER, %rdi</text:p>
      <text:p text:style-name="P15"><text:tab/>movq $ERR_MSG, %rsi</text:p>
      <text:p text:style-name="P15"><text:tab/>movq $ER_LEN, %rdx</text:p>
      <text:p text:style-name="P15"><text:tab/>syscall</text:p>
      <text:p text:style-name="P15"><text:tab/>jmp zakoncz_program # przeskoczenie do zakończenia programu</text:p>
      <text:p text:style-name="P15"/>
      <text:p text:style-name="P15">koniec: # etykieta wypisania do buffora wyjściowego liczbę która przekodowaliśmy</text:p>
      <text:p text:style-name="P15"><text:tab/>movb $'\n', textout(, %rcx, 1) #zakończenie stringa znakiem końca lini</text:p>
      <text:p text:style-name="P15"><text:tab/>movq $SYSWRITE, %rax</text:p>
      <text:p text:style-name="P15"><text:tab/>movq $STDOUT, %rdi</text:p>
      <text:p text:style-name="P15"><text:tab/>movq $textout, %rsi</text:p>
      <text:p text:style-name="P15"><text:tab/>movq $BUFLEN, %rdx</text:p>
      <text:p text:style-name="P15"><text:tab/>syscall</text:p>
      <text:p text:style-name="P15"><text:soft-page-break/><text:tab/>jmp zakoncz_program</text:p>
      <text:p text:style-name="P15"/>
      <text:p text:style-name="P15">zakoncz_program: # restart – zakończenie programu</text:p>
      <text:p text:style-name="P15"><text:tab/>movq $SYSEXIT, %rax</text:p>
      <text:p text:style-name="P15"><text:tab/>movq $EXIT_SUCCESS, %rdi</text:p>
      <text:p text:style-name="P15"><text:tab/>syscall</text:p>
      <text:p text:style-name="P14"/>
      <text:list xml:id="list230440286976426" text:continue-numbering="true" text:style-name="L3">
        <text:list-item>
          <text:p text:style-name="P11">Uruchomienie programu pod kontrolą gdb</text:p>
        </text:list-item>
      </text:list>
      <text:p text:style-name="P2"/>
      <text:p text:style-name="P6">Wykonanie poprawnie utworzonego programu można śledzić za pomocą programu uruchomieniowego (debugera) gdb. </text:p>
      <text:p text:style-name="P6">Po wywołaniu debugera ze podaniem nazwy pliku wykonalnego (gdb plik) program wyświetla krótki nagłówek i zgłasza gotowość przyjęcia polecenia ((gdb) ....) </text:p>
      <text:p text:style-name="P6">Przykładowa sesja bez dostępnej tablicy powiązań: </text:p>
      <text:p text:style-name="P2"/>
      <text:p text:style-name="P6">....$ <text:tab/>gdb <text:span text:style-name="T4">zad1<text:tab/></text:span> @ wywołanie debugera</text:p>
      <text:p text:style-name="P6"><text:tab/>(gdb) run <text:tab/>@ uruchomienie programu </text:p>
      <text:p text:style-name="P6"><text:tab/>Starting program: ../<text:span text:style-name="T4">zad1</text:span> <text:tab/>@ komunikat debugera </text:p>
      <text:p text:style-name="P6"><text:tab/><text:span text:style-name="T4">9</text:span> <text:tab/>@ wynik programu </text:p>
      <text:p text:style-name="P6"><text:tab/>Program exited normally. </text:p>
      <text:p text:style-name="P6"><text:tab/>(gdb) quit <text:tab/>@ zakończenie sesji </text:p>
      <text:p text:style-name="P6">....$ …</text:p>
      <text:p text:style-name="P6"/>
      <text:p text:style-name="P6">Sposób wyświetlania informacji w programie debuggera zależy od </text:p>
      <text:p text:style-name="P6">- jeśli nie utworzono tablicy powiązań (asemblacja bez opcji –g) to nie ma możliwości wskazywania odniesień symbolicznych</text:p>
      <text:p text:style-name="P6">- jeśli tablica jest utworzona, etykiety i symbole z programu źródłowego są rozpoznawalne</text:p>
      <text:p text:style-name="P6">Funkcje programu gdb są wywoływane przez użycie komend </text:p>
      <text:p text:style-name="P6">Dokładne śledzenie programu umożliwia ustawienie pułapek w newralgicznych miejscach algorytmu.</text:p>
      <text:p text:style-name="P6"><text:s/>Umożliwia to polecenie b[reak] adres (adres: etykieta użyta w programie źródłowym, nr linii w pliku źródłowym, adres pamięci po załadowaniu programu) </text:p>
      <text:p text:style-name="P6">Uruchomienie następuje po podaniu polecenia r[un] – program zatrzyma się w miejscu najbliższej pułapki, w miejscu gdzie wystąpił wyjątek (błąd wykonania) lub po zakończeniu. </text:p>
      <text:p text:style-name="P6">Po zatrzymaniu można podglądnąć stan rejestrów procesora (w zapisie szesnastkowym i dziesiętnym) oraz zawartość wskazanego obszaru pamięci. </text:p>
      <text:p text:style-name="P6">Program można wznowić w trybie zwykłym (r), krokowym (s) lub skróconym krokowym (n).</text:p>
      <text:p text:style-name="P6"><text:s/></text:p>
      <text:list xml:id="list230441565941667" text:continue-list="list230440817793823" text:style-name="L1">
        <text:list-item>
          <text:p text:style-name="P3">Wnioski</text:p>
        </text:list-item>
      </text:list>
      <text:p text:style-name="P2"/>
      <text:p text:style-name="P18">Program zad1 nie wypisuje wartości z powodu nie przekonwertowania liczby na ascii jednak dzięki gdb można obejrzeć że poprawna liczba powinna się wypisać. <text:span text:style-name="T5">Debugger gdb ułatwia nam podgląd I śledzenie co się znajduje w danym rejestrze dzięki czemy możemy określić gdzie znajduje się błąd. W następnym programie mamy problem ze złą kolejnoscią wypisania przekonwertowanej liczby. Zamiast podać 456 podaje 654 jest to wynik złego zapisu liczby do buffora wyjściowego. Rozwiązaniem jest dodanie kodu który odwróci string przed wypisani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21:06:20.648062545</meta:creation-date>
    <dc:date>2019-05-12T23:04:39.733789804</dc:date>
    <meta:editing-duration>PT7M49S</meta:editing-duration>
    <meta:editing-cycles>1</meta:editing-cycles>
    <meta:document-statistic meta:table-count="0" meta:image-count="0" meta:object-count="0" meta:page-count="5" meta:paragraph-count="174" meta:word-count="1291" meta:character-count="8897" meta:non-whitespace-character-count="7683"/>
    <meta:generator>LibreOffice/6.0.7.3$Linux_X86_64 LibreOffice_project/00m0$Build-3</meta:generator>
  </office:meta>
</office:document-meta>
</file>